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50.8" calcext:value-type="float">
            <text:p>150.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4" calcext:value-type="date">
            <text:p>11/24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53.2" calcext:value-type="float">
            <text:p>153.2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154.4" calcext:value-type="float">
            <text:p>154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 style:data-style-name="N2" text:time-value="10:41:22.063585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2T10:42:59.382582517</dc:date>
    <meta:editing-duration>PT23M1S</meta:editing-duration>
    <meta:editing-cycles>17</meta:editing-cycles>
    <meta:generator>LibreOffice/6.0.6.2$Linux_X86_64 LibreOffice_project/00m0$Build-2</meta:generator>
    <meta:document-statistic meta:table-count="1" meta:cell-count="410" meta:object-count="0"/>
  </office:meta>
</office:document-meta>
</file>